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svg:font-family="Times" style:font-adornments="Säännöllinen" style:font-family-generic="roman"/>
    <style:font-face style:name="Bitstream Vera Sans2" svg:font-family="'Bitstream Vera Sans'" style:font-pitch="variable"/>
    <style:font-face style:name="Bitstream Vera Sans1" svg:font-family="'Bitstream Vera Sans'" style:font-adornments="Säännöllinen"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ulukko1" style:family="table">
      <style:table-properties style:width="16.993cm" table:align="left" style:shadow="none"/>
    </style:style>
    <style:style style:name="Taulukko1.A" style:family="table-column">
      <style:table-column-properties style:column-width="8.401cm"/>
    </style:style>
    <style:style style:name="Taulukko1.B" style:family="table-column">
      <style:table-column-properties style:column-width="8.592cm"/>
    </style:style>
    <style:style style:name="Taulukko1.A1" style:family="table-cell">
      <style:table-cell-properties fo:padding="0.097cm" fo:border="none"/>
    </style:style>
    <style:style style:name="Taulukko1.A2" style:family="table-cell">
      <style:table-cell-properties fo:padding="0.049cm" fo:border-left="0.002cm solid #000000" fo:border-right="none" fo:border-top="0.002cm solid #000000" fo:border-bottom="none"/>
    </style:style>
    <style:style style:name="Taulukko1.B2" style:family="table-cell">
      <style:table-cell-properties fo:padding="0.049cm" fo:border-left="0.002cm solid #000000" fo:border-right="0.002cm solid #000000" fo:border-top="0.002cm solid #000000" fo:border-bottom="none"/>
    </style:style>
    <style:style style:name="Taulukko1.A3" style:family="table-cell">
      <style:table-cell-properties fo:background-color="transparent" fo:padding="0.049cm" fo:border-left="0.002cm solid #000000" fo:border-right="none" fo:border-top="none" fo:border-bottom="0.002cm solid #000000">
        <style:background-image/>
      </style:table-cell-properties>
    </style:style>
    <style:style style:name="Taulukko1.B3" style:family="table-cell">
      <style:table-cell-properties fo:padding="0.049cm" fo:border-left="0.002cm solid #000000" fo:border-right="0.002cm solid #000000" fo:border-top="none" fo:border-bottom="0.002cm solid #000000"/>
    </style:style>
    <style:style style:name="Taulukko1.A5" style:family="table-cell">
      <style:table-cell-properties fo:padding="0.049cm" fo:border-left="0.002cm solid #000000" fo:border-right="none" fo:border-top="none" fo:border-bottom="0.002cm solid #000000"/>
    </style:style>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Text_20_body" style:master-page-name="">
      <style:paragraph-properties fo:margin-top="0cm" fo:margin-bottom="0.212cm"/>
      <style:text-properties style:font-name="Times" fo:font-size="10pt" fo:font-weight="normal"/>
    </style:style>
    <style:style style:name="P3" style:family="paragraph" style:parent-style-name="Standard">
      <style:paragraph-properties style:shadow="none"/>
      <style:text-properties style:font-name="Bitstream Vera Sans1" fo:font-weight="normal"/>
    </style:style>
    <style:style style:name="P4" style:family="paragraph" style:parent-style-name="Table_20_Contents">
      <style:paragraph-properties text:number-lines="false" text:line-number="0"/>
      <style:text-properties fo:font-size="10pt"/>
    </style:style>
    <style:style style:name="P5" style:family="paragraph" style:parent-style-name="Kentän_20_nimike">
      <style:text-properties fo:font-size="8pt"/>
    </style:style>
    <style:style style:name="P6" style:family="paragraph">
      <style:paragraph-properties fo:text-align="start"/>
      <style:text-properties style:text-line-through-style="none" fo:font-size="8pt" fo:font-style="normal" style:text-underline-style="none"/>
    </style:style>
    <style:style style:name="P7" style:family="paragraph" style:parent-style-name="Standard">
      <style:paragraph-properties text:number-lines="false" text:line-number="0"/>
      <style:text-properties fo:font-size="10pt"/>
    </style:style>
    <style:style style:name="P8" style:family="paragraph">
      <style:paragraph-properties fo:text-align="start"/>
      <style:text-properties fo:font-size="8pt"/>
    </style:style>
    <style:style style:name="T1" style:family="text">
      <style:text-properties fo:font-style="italic" fo:font-weight="normal" style:font-style-asian="italic" style:font-weight-asian="normal" style:font-style-complex="italic" style:font-weight-complex="normal"/>
    </style:style>
    <style:style style:name="gr1" style:family="graphic">
      <style:graphic-properties fo:background-color="#e6e6ff" fo:border="none" style:wrap="run-through" style:number-wrapped-paragraphs="no-limit" style:vertical-pos="from-top" style:horizontal-pos="from-left" style:horizontal-rel="paragraph"/>
    </style:style>
    <style:style style:name="gr2" style:family="graphic" style:data-style-name="C5036">
      <style:graphic-properties fo:background-color="#e6e6ff" fo:border="none" style:wrap="run-through" style:number-wrapped-paragraphs="no-limit" style:vertical-pos="middle" style:vertical-rel="line" style:horizontal-pos="from-left" style:horizontal-rel="paragraph"/>
    </style:style>
    <style:style style:name="gr3" style:family="graphic">
      <style:graphic-properties draw:textarea-vertical-align="middle" fo:background-color="#e6e6ff" style:wrap="run-through" style:number-wrapped-paragraphs="no-limit" style:vertical-pos="middle" style:vertical-rel="line" style:horizontal-pos="from-left" style:horizontal-rel="paragraph"/>
    </style:style>
    <number:date-style style:name="C5036" number:language="fi" number:country="FI" number:automatic-order="true">
      <number:day number:style="long"/>
      <number:text>.</number:text>
      <number:month number:style="long"/>
      <number:text>.</number:text>
      <number:year number:style="long"/>
    </number:date-style>
  </office:automatic-styles>
  <office:body>
    <office:text>
      <office:forms form:automatic-focus="tru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k_ammatti" form:control-implementation="ooo:com.sun.star.form.component.TextField" form:id="control1" form:tab-index="3" form:current-value="kuningas" form:convert-empty-to-null="true">
            <form:properties>
              <form:property form:property-name="DefaultControl" office:value-type="string" office:string-value="com.sun.star.form.control.TextField"/>
            </form:properties>
          </form:text>
          <form:formatted-text form:name="k_syntymaaika" form:control-implementation="ooo:com.sun.star.form.component.FormattedField" form:id="control2" form:tab-index="4" form:current-value="15438" form:value="0" form:convert-empty-to-null="true" form:min-value="2" form:max-value="40179">
            <form:properties>
              <form:property form:property-name="DefaultControl" office:value-type="string" office:string-value="com.sun.star.form.control.FormattedField"/>
              <form:property form:property-name="Text" office:value-type="string" office:string-value="07.04.1942"/>
            </form:properties>
          </form:formatted-text>
          <form:text form:name="k_sukunimi" form:control-implementation="ooo:com.sun.star.form.component.TextField" form:id="control3" form:tab-index="1" form:current-value="Suuri" form:convert-empty-to-null="true">
            <form:properties>
              <form:property form:property-name="DefaultControl" office:value-type="string" office:string-value="com.sun.star.form.control.TextField"/>
            </form:properties>
          </form:text>
          <form:text form:name="k_etunimet" form:control-implementation="ooo:com.sun.star.form.component.TextField" form:id="control4" form:tab-index="2" form:current-value="Kaarle" form:convert-empty-to-null="true">
            <form:properties>
              <form:property form:property-name="DefaultControl" office:value-type="string" office:string-value="com.sun.star.form.control.TextField"/>
            </form:properties>
          </form:text>
          <form:radio form:name="k_siviilisaaty" form:control-implementation="ooo:com.sun.star.form.component.RadioButton" form:id="control5" form:label="naimaton" form:tab-index="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k_siviilisaaty" form:control-implementation="ooo:com.sun.star.form.component.RadioButton" form:id="control6" form:label="naimisissa" form:tab-index="6"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k_siviilisaaty" form:control-implementation="ooo:com.sun.star.form.component.RadioButton" form:id="control7" form:label="eronnut" form:current-selected="true" form:tab-index="6"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k_siviilisaaty" form:control-implementation="ooo:com.sun.star.form.component.RadioButton" form:id="control8" form:label="leski" form:tab-index="6" form:image-position="center">
            <form:properties>
              <form:property form:property-name="DefaultControl" office:value-type="string" office:string-value="com.sun.star.form.control.RadioButton"/>
              <form:property form:property-name="SecondaryRefValue" office:value-type="string" office:string-value=""/>
            </form:properties>
          </form:radio>
          <form:text form:name="k_syntymapaikka" form:control-implementation="ooo:com.sun.star.form.component.TextField" form:id="control9" form:tab-index="1" form:current-value="paikkala"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ämä on lomake-esimerkki. Tämä lomake käyttää lomakkeen ohjausobjekteja, jotka ovat yksi tapa lomakkeen toteuttamiseen. Tällä toteutustavalla lomake voi olla suorassa yhteydessä tietokantaan. Muita tapoja on syöttökenttien käyttäminen ja kaikkien muiden paitsi syötettävien kenttien suojaaminen. Kehittynein tapa on <text:span text:style-name="T1">XML Forms</text:span>, jossa tietueiden arvot kirjoitetaan suoraan XML-tiedostoon, joka voidaan lähettää automaattisesti verkkopalveluun.</text:p>
      <text:p text:style-name="P2">Lomakkeen on täytettäessä oltava käyttötilassa (ei suunnittelutilassa). Siirry ensimmäiseen syöttökenttään. Tämän jälkeen voit siirtyä seuraavaan kenttään painamalla sarkainnäppäintä (Tab) ja edelliseen painamalla Shift+Tab. Monivalintakentissä voit vaihtaa valintaa nuolinäppäimillä (vasemmalle ja oikealle).</text:p>
      <text:p text:style-name="P3"/>
      <table:table table:name="Taulukko1" table:style-name="Taulukko1">
        <table:table-column table:style-name="Taulukko1.A"/>
        <table:table-column table:style-name="Taulukko1.B"/>
        <table:table-row>
          <table:table-cell table:style-name="Taulukko1.A1" table:number-columns-spanned="2" office:value-type="string">
            <text:p text:style-name="P4">HENKILÖTIEDOT</text:p>
          </table:table-cell>
          <table:covered-table-cell/>
        </table:table-row>
        <table:table-row>
          <table:table-cell table:style-name="Taulukko1.A2" office:value-type="string">
            <text:p text:style-name="P5">Sukunimi</text:p>
          </table:table-cell>
          <table:table-cell table:style-name="Taulukko1.B2" office:value-type="string">
            <text:p text:style-name="P5">Etunimet</text:p>
          </table:table-cell>
        </table:table-row>
        <table:table-row>
          <table:table-cell table:style-name="Taulukko1.A3" office:value-type="string">
            <text:p text:style-name="P4"><draw:control text:anchor-type="as-char" svg:y="-0.053cm" draw:z-index="2" draw:style-name="gr1" draw:text-style-name="P6" svg:width="7.947cm" svg:height="0.514cm" draw:control="control3"/></text:p>
          </table:table-cell>
          <table:table-cell table:style-name="Taulukko1.B3" office:value-type="string">
            <text:p text:style-name="P7"><draw:control text:anchor-type="as-char" svg:y="-0.053cm" draw:z-index="3" draw:style-name="gr1" draw:text-style-name="P6" svg:width="7.947cm" svg:height="0.514cm" draw:control="control4"/></text:p>
          </table:table-cell>
        </table:table-row>
        <table:table-row>
          <table:table-cell table:style-name="Taulukko1.A2" office:value-type="string">
            <text:p text:style-name="P5">Ammatti tai toimi</text:p>
          </table:table-cell>
          <table:table-cell table:style-name="Taulukko1.B2" office:value-type="string">
            <text:p text:style-name="P5">Syntymäaika</text:p>
          </table:table-cell>
        </table:table-row>
        <table:table-row>
          <table:table-cell table:style-name="Taulukko1.A5" office:value-type="string">
            <text:p text:style-name="P4"><draw:control text:anchor-type="as-char" svg:y="-0.053cm" draw:z-index="0" draw:style-name="gr1" draw:text-style-name="P6" svg:width="3.509cm" svg:height="0.514cm" draw:control="control1"/></text:p>
          </table:table-cell>
          <table:table-cell table:style-name="Taulukko1.B3" office:value-type="string">
            <text:p text:style-name="P4"><draw:control text:anchor-type="as-char" draw:z-index="1" draw:style-name="gr2" draw:text-style-name="P8" svg:width="4.486cm" svg:height="0.5cm" draw:control="control2"/></text:p>
          </table:table-cell>
        </table:table-row>
        <table:table-row>
          <table:table-cell table:style-name="Taulukko1.A2" office:value-type="string">
            <text:p text:style-name="P5">Siviilisääty</text:p>
          </table:table-cell>
          <table:table-cell table:style-name="Taulukko1.B2" office:value-type="string">
            <text:p text:style-name="P5">Syntymäpaikka</text:p>
          </table:table-cell>
        </table:table-row>
        <table:table-row>
          <table:table-cell table:style-name="Taulukko1.A5" office:value-type="string">
            <text:p text:style-name="P4"><draw:control text:anchor-type="as-char" draw:z-index="4" draw:style-name="gr3" draw:text-style-name="P8" svg:width="1.936cm" svg:height="0.481cm" draw:control="control5"/><draw:control text:anchor-type="as-char" draw:z-index="5" draw:style-name="gr3" draw:text-style-name="P8" svg:width="2.31cm" svg:height="0.481cm" draw:control="control6"/><draw:control text:anchor-type="as-char" draw:z-index="6" draw:style-name="gr3" draw:text-style-name="P8" svg:width="1.832cm" svg:height="0.481cm" draw:control="control7"/><draw:control text:anchor-type="as-char" draw:z-index="7" draw:style-name="gr3" draw:text-style-name="P8" svg:width="1.629cm" svg:height="0.481cm" draw:control="control8"/></text:p>
          </table:table-cell>
          <table:table-cell table:style-name="Taulukko1.B3" office:value-type="string">
            <text:p text:style-name="P7"><draw:control text:anchor-type="as-char" svg:y="-0.053cm" draw:z-index="8" draw:style-name="gr1" draw:text-style-name="P6" svg:width="7.947cm" svg:height="0.514cm" draw:control="control9"/></text:p>
          </table:table-cell>
        </table:table-row>
        <table:table-row>
          <table:table-cell table:style-name="Taulukko1.B3" table:number-columns-spanned="2" office:value-type="string">
            <text:p text:style-name="P4"/>
          </table:table-cell>
          <table:covered-table-cell/>
        </table:table-row>
        <table:table-row>
          <table:table-cell table:style-name="Taulukko1.B3" table:number-columns-spanned="2" office:value-type="string">
            <text:p text:style-name="P4"/>
          </table:table-cell>
          <table:covered-table-cell/>
        </table:table-row>
        <table:table-row>
          <table:table-cell table:style-name="Taulukko1.B3" table:number-columns-spanned="2" office:value-type="string">
            <text:p text:style-name="P4"/>
          </table:table-cell>
          <table:covered-table-cell/>
        </table:table-row>
        <table:table-row>
          <table:table-cell table:style-name="Taulukko1.B3" table:number-columns-spanned="2" office:value-type="string">
            <text:p text:style-name="P4"/>
          </table:table-cell>
          <table:covered-table-cell/>
        </table:table-row>
        <table:table-row>
          <table:table-cell table:style-name="Taulukko1.B3" table:number-columns-spanned="2" office:value-type="string">
            <text:p text:style-name="P4"/>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svg:font-family="Times" style:font-adornments="Säännöllinen" style:font-family-generic="roman"/>
    <style:font-face style:name="Bitstream Vera Sans2" svg:font-family="'Bitstream Vera Sans'" style:font-pitch="variable"/>
    <style:font-face style:name="Bitstream Vera Sans1" svg:font-family="'Bitstream Vera Sans'" style:font-adornments="Säännöllinen"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i" fo:country="FI" style:font-name-asian="Bitstream Vera Sans2"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Bitstream Vera Sans1" fo:font-weight="normal"/>
    </style:style>
    <style:style style:name="Text_20_body" style:display-name="Text body" style:family="paragraph" style:parent-style-name="Standard" style:class="text">
      <style:paragraph-properties fo:margin-top="0cm" fo:margin-bottom="0.212cm"/>
      <style:text-properties style:font-name="Times" fo:font-size="10pt" fo:font-weight="normal"/>
    </style:style>
    <style:style style:name="Header" style:family="paragraph" style:parent-style-name="Standard" style:next-style-name="Text_20_body" style:auto-update="true" style:class="extra">
      <style:paragraph-properties fo:margin-top="0.12cm" fo:margin-bottom="0.21cm" fo:keep-with-next="always">
        <style:tab-stops>
          <style:tab-stop style:position="8.488cm" style:type="center"/>
          <style:tab-stop style:position="16.75cm" style:type="right"/>
        </style:tab-stops>
      </style:paragraph-properties>
      <style:text-properties style:font-name="Bitstream Vera Sans" fo:font-size="10pt" style:font-name-asian="Mincho" style:font-size-asian="14pt" style:font-weight-asian="normal" style:font-name-complex="Lucidasans" style:font-size-complex="14pt" style:font-weight-complex="normal"/>
    </style:style>
    <style:style style:name="List" style:family="paragraph" style:parent-style-name="Text_20_body" style:class="list">
      <style:text-properties style:font-name-complex="Lucidasans1"/>
    </style:style>
    <style:style style:name="Header" style:family="paragraph" style:parent-style-name="Standard" style:next-style-name="Text_20_body" style:auto-update="true" style:class="extra">
      <style:paragraph-properties fo:margin-top="0.12cm" fo:margin-bottom="0.21cm" fo:keep-with-next="always">
        <style:tab-stops>
          <style:tab-stop style:position="8.488cm" style:type="center"/>
          <style:tab-stop style:position="16.75cm" style:type="right"/>
        </style:tab-stops>
      </style:paragraph-properties>
      <style:text-properties style:font-name="Bitstream Vera Sans" fo:font-size="10pt" style:font-name-asian="Mincho" style:font-size-asian="14pt" style:font-weight-asian="normal" style:font-name-complex="Lucidasans" style:font-size-complex="14pt" style:font-weight-complex="normal"/>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Kentän_20_nimike" style:display-name="Kentän nimike" style:family="paragraph" style:parent-style-name="Table_20_Contents" style:class="extra">
      <style:text-properties fo:font-size="8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12cm" fo:margin-bottom="0.21cm" style:shadow="none" fo:keep-with-next="always"/>
    </style:style>
    <style:style style:name="T1" style:family="text">
      <style:text-properties style:font-name="Bitstream Vera Sans" fo:font-size="10pt" fo:font-weight="normal" style:font-name-asian="Mincho" style:font-size-asian="14pt" style:font-weight-asian="normal" style:font-name-complex="Lucidasans" style:font-size-complex="14pt"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ORGANISAATIO<text:tab/>OHJAUSOBJEKTI<text:span text:style-name="T1">LOMAKE</text:span><text:tab/>Sivu <text:page-number text:select-page="current">1</text:page-number>/<text:page-count>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0.1$Linux OpenOffice.org_project/680m90s1$Build-8894
  </meta:generator>
    <meta:initial-creator>Marko Grönroos</meta:initial-creator>
    <meta:creation-date>2005-04-05T15:24:09</meta:creation-date>
    <dc:creator>Marko Grönroos</dc:creator>
    <dc:date>2005-04-06T17:05:27</dc:date>
    <dc:language>fi-FI</dc:language>
    <meta:editing-cycles>50</meta:editing-cycles>
    <meta:editing-duration>PT6H44M0S</meta:editing-duration>
    <meta:user-defined meta:name="Info 1"/>
    <meta:user-defined meta:name="Info 2"/>
    <meta:user-defined meta:name="Info 3"/>
    <meta:user-defined meta:name="Info 4"/>
    <meta:document-statistic meta:table-count="1" meta:image-count="0" meta:object-count="0" meta:page-count="1" meta:paragraph-count="16" meta:word-count="96" meta:character-count="882"/>
  </office:meta>
</office:document-meta>
</file>